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ext:p>
      <text:p text:style-name="Subtitle">…</text:p>
      <text:p text:style-name="Author">Laetitia Bracco<text:span text:style-name="T1">2</text:span>, Anne L'Hôte<text:span text:style-name="T1">1</text:span>, Eric Jeangirard<text:span text:style-name="T1">1</text:span>, and Patrice Lopez<text:span text:style-name="T1">3</text:span></text:p>
      <text:p text:style-name="Date">December 2022</text:p>
      <text:p text:style-name="Abstract">We present a method implemented at the French national level to measure the openness of French research data, codes and software.</text:p>
      <text:p text:style-name="Abstract">The French Open Science Monitor (BSO) website: <text:a xlink:type="simple" xlink:href="https://frenchopensciencemonitor.esr.gouv.fr" office:name=""><text:span text:style-name="Definition">https://frenchopensciencemonitor.esr.gouv.fr</text:span></text:a> presents …</text:p>
      <text:p text:style-name="Abstract">The source code and the data of the French Open Science Monitor are shared with an open licence.</text:p>
      <text:p text:style-name="Text_20_body"><text:span text:style-name="T1">1</text:span> French Ministry of Higher Education, Research, Paris, France<text:line-break/><text:span text:style-name="T1">2</text:span> University of Lorraine, France<text:line-break/><text:span text:style-name="T1">3</text:span> Science-miner, Naves, France</text:p>
      <text:p text:style-name="Text_20_body"><text:span text:style-name="T2">Keywords</text:span>: research software, research data, open access, open science, scientometrics</text:p>
      <text:h text:style-name="Heading_20_1" text:outline-level="1"><text:bookmark-start text:name="introduction"/>1. Introduction<text:bookmark-end text:name="introduction"/></text:h>
      <text:p text:style-name="First_20_paragraph">A first version of the French Open Science Monitor, also called BSO for ‘Baromètre de la Science Ouverte’ was launched in 2019, as a tool for monitoring and steering the public policy linked to the first French National Plan for Open Science (MESRI 2018). Since then 2nd Plan for Open Science (MESRI 2021) has been published to continue the open science policy, with a specific focus, among others, on research data and on softwares. The French Open Science Monitor has been updated (Bracco et al. 2022), however, the public policy areas of research datasets and software were not covered yet by the BSO.</text:p>
      <text:p text:style-name="Text_20_body">(Du et al. 2021)</text:p>
      <text:h text:style-name="Heading_20_1" text:outline-level="1"><text:bookmark-start text:name="method"/>2. Method<text:bookmark-end text:name="method"/></text:h>
      <text:h text:style-name="Heading_20_2" text:outline-level="2"><text:bookmark-start text:name="softwares-and-codes"/>2.1 Softwares and codes<text:bookmark-end text:name="softwares-and-codes"/></text:h>
      <text:h text:style-name="Heading_20_2" text:outline-level="2"><text:bookmark-start text:name="research-data"/>2.2 Research data<text:bookmark-end text:name="research-data"/></text:h>
      <text:h text:style-name="Heading_20_1" text:outline-level="1"><text:bookmark-start text:name="results"/>3. Results<text:bookmark-end text:name="results"/></text:h>
      <text:h text:style-name="Heading_20_2" text:outline-level="2"><text:bookmark-start text:name="limitations-and-future-research"/>3.4 Limitations and future research<text:bookmark-end text:name="limitations-and-future-research"/></text:h>
      <text:h text:style-name="Heading_20_3" text:outline-level="3"><text:bookmark-start text:name="limitations"/>3.4.1 Limitations<text:bookmark-end text:name="limitations"/></text:h>
      <text:h text:style-name="Heading_20_3" text:outline-level="3"><text:bookmark-start text:name="future-work-and-local-implementation"/>3.4.2 Future work and local implementation<text:bookmark-end text:name="future-work-and-local-implementation"/></text:h>
      <text:h text:style-name="Heading_20_1" text:outline-level="1"><text:bookmark-start text:name="software-and-code-availability"/>Software and code availability<text:bookmark-end text:name="software-and-code-availability"/></text:h>
      <text:p text:style-name="First_20_paragraph">The source code used for the French Open Science Monitor is available on GitHub, and shared with an open licence.</text:p>
      <text:h text:style-name="Heading_20_1" text:outline-level="1"><text:bookmark-start text:name="data-availability"/>Data availability<text:bookmark-end text:name="data-availability"/></text:h>
      <text:p text:style-name="First_20_paragraph">The data resulting of this work is shared on the French Ministry of Higher Education, Research and Innovation open data portal:</text:p>
      <text:h text:style-name="Heading_20_1" text:outline-level="1"><text:bookmark-start text:name="acknowledgements"/>Acknowledgements<text:bookmark-end text:name="acknowledgements"/></text:h>
      <text:h text:style-name="Heading_20_1" text:outline-level="1"><text:bookmark-start text:name="references"/>References<text:bookmark-end text:name="references"/></text:h>
      <text:p text:style-name="First_20_paragraph">Bracco, Laetitia, L’Hôte, Anne, Jeangirard, Eric, and Torny, Didier. 2022. “Extending the Open Monitoring of Open Science: A New Framework for the French Open Science Monitor (BSO).” <text:a xlink:type="simple" xlink:href="https://hal.archives-ouvertes.fr/hal-03651518" office:name=""><text:span text:style-name="Definition">https://hal.archives-ouvertes.fr/hal-03651518</text:span></text:a>.</text:p>
      <text:p text:style-name="Text_20_body">Du, Caifan, Johanna Cohoon, Patrice Lopez, and James Howison. 2021. “Softcite Dataset: A Dataset of Software Mentions in Biomedical and Economic Research Publications.” <text:span text:style-name="T3">Journal of the Association for Information Science and Technology</text:span> 72 (7): 870–84. <text:a xlink:type="simple" xlink:href="https://doi.org/10.1002/asi.24454" office:name=""><text:span text:style-name="Definition">https://doi.org/10.1002/asi.24454</text:span></text:a>.</text:p>
      <text:p text:style-name="Text_20_body">MESRI. 2018. “National Plan for Open Science.” <text:a xlink:type="simple" xlink:href="https://cache.media.enseignementsup-recherche.gouv.fr/file/Recherche/50/1/SO_A4_2018_EN_01_leger_982501.pdf" office:name=""><text:span text:style-name="Definition">https://cache.media.enseignementsup-recherche.gouv.fr/file/Recherche/50/1/SO_A4_2018_EN_01_leger_982501.pdf</text:span></text:a>.</text:p>
      <text:p text:style-name="Text_20_body">———. 2021. “2nd National Plan for Open Science.” <text:a xlink:type="simple" xlink:href="https://cache.media.enseignementsup-recherche.gouv.fr/file/science_ouverte/20/9/MEN_brochure_PNSO_web_1415209.pdf" office:name=""><text:span text:style-name="Definition">https://cache.media.enseignementsup-recherche.gouv.fr/file/science_ouverte/20/9/MEN_brochure_PNSO_web_1415209.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dc:title>
    <dc:description/>
    <dc:subject/>
    <meta:keyword>research software, research data, open access, open science, scientometrics</meta:keyword>
    <meta:initial-creator>Laetitia Bracco2, Anne L'Hôte1, Eric Jeangirard1, and Patrice Lopez3</meta:initial-creator>
    <dc:creator>Laetitia Bracco2, Anne L'Hôte1, Eric Jeangirard1, and Patrice Lopez3</dc:creator>
    <meta:creation-date>2022-10-27T15:19:45Z</meta:creation-date>
    <dc:date>2022-10-27T15:19:45Z</dc:date>
    <meta:user-defined meta:name="abstract" meta:value-type="string">We present a method implemented at the French national level to measure the openness of French research data, codes and software.The French Open Science Monitor (BSO) website: https://frenchopensciencemonitor.esr.gouv.fr presents …The source code and the data of the French Open Science Monitor are shared with an open licence.</meta:user-defined>
    <meta:user-defined meta:name="bibliography" meta:value-type="string">bso3.bib</meta:user-defined>
    <meta:user-defined meta:name="cito_cites" meta:value-type="string"/>
    <meta:user-defined meta:name="date" meta:value-type="string">December 2022</meta:user-defined>
    <meta:user-defined meta:name="geometry" meta:value-type="string">left=3cm, right=3cm, top=3cm, bottom=3cm</meta:user-defined>
    <meta:user-defined meta:name="subtitle" meta:value-type="string">…</meta:user-defined>
  </office:meta>
</office:document-meta>
</file>